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center" style:justify-single-word="false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xml:id="list8557408124665439609" text:style-name="L1">
        <text:list-header>
          <text:p text:style-name="P1"><text:span text:style-name="T1">Teste d'un prototype ES8266 en protocole MQTT</text:span> </text:p>
        </text:list-header>
      </text:list>
      <text:p text:style-name="Standard"><text:tab/></text:p>
      <text:p text:style-name="Standard"><text:tab/>Bonjour chers collègues,</text:p>
      <text:p text:style-name="Standard"><text:tab/>Merci Jean-François pour les différents documents pour nous aider à avancer.</text:p>
      <text:p text:style-name="Standard"><text:tab/></text:p>
      <text:p text:style-name="Standard"><text:tab/>J'avoue que je ne suis pas encore sortie de ma zone de confort (C++ et Python 3) mais je vais me mettre sur <text:tab/>MicroPython très rapidement. </text:p>
      <text:p text:style-name="Standard"><text:tab/>J'en profite pour vous présenter l'avancement du projet de mon coté.</text:p>
      <text:p text:style-name="Standard"/>
      <text:p text:style-name="Standard"><text:tab/>Broker:<text:tab/> test.mosquitto.org</text:p>
      <text:p text:style-name="Standard"><text:tab/><text:tab/><text:tab/> Adresse: France métropolitaine</text:p>
      <text:p text:style-name="Standard"/>
      <text:p text:style-name="Standard"><text:tab/>Publisher<text:tab/>: NodeMCU ESP8266 (Capteur de température non fonctionnelle -&gt; simulation)</text:p>
      <text:p text:style-name="Standard"><text:tab/><text:tab/><text:tab/> <text:s/>Adresse:</text:p>
      <text:p text:style-name="Standard"><text:tab/><text:tab/><text:tab/> <text:s/>4 rue MARI NAHOUDA</text:p>
      <text:p text:style-name="Standard"><text:tab/><text:tab/><text:tab/> <text:s/>Mronabeja</text:p>
      <text:p text:style-name="Standard"><text:tab/><text:tab/><text:tab/> <text:s/>97625 Kani-Keli</text:p>
      <text:p text:style-name="Standard"><text:tab/><text:tab/><text:tab/> <text:s/>Mayotte</text:p>
      <text:p text:style-name="Standard"/>
      <text:p text:style-name="Standard"><text:tab/>Subscriber<text:tab/>: Un terminal <text:s/>mosquitto_sub ou un script Python.</text:p>
      <text:p text:style-name="Standard"><text:tab/><text:tab/><text:tab/> Adresse: sans importance. </text:p>
      <text:p text:style-name="Standard"/>
      <text:p text:style-name="Standard"><text:tab/>Ils fonctionnent très bien mais j'ai besoin de vous pour faire des vérifications avec des Subscribers sur des <text:tab/>réseaux différents. Ensuite je vais me mettre sérieusement sur Micropython et la recherche textuelle à <text:tab/>coupler avec le Subscriber sous Python3 afin de créer des fichiers csv pour gerer une base de donnée <text:s/></text:p>
      <text:p text:style-name="Standard"><text:tab/>.</text:p>
      <text:p text:style-name="Standard"><text:tab/>J'ai également besoin de Jean-François pour faire fonctionner mon capteur de temperature DS18B20 sur <text:tab/>mon ESP8266 (je peux me déplacer).</text:p>
      <text:p text:style-name="Standard"/>
      <text:p text:style-name="Standard"><text:tab/>Pour information, je mets régulièrement à jour mon tableau sur Trello.</text:p>
      <text:p text:style-name="Standard"><text:tab/></text:p>
      <text:p text:style-name="Standard"><text:tab/>Bien cordialement,</text:p>
      <text:p text:style-name="Standard"><text:tab/>Mich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el NORODINE</meta:initial-creator>
    <meta:creation-date>2021-01-09T19:47:32.27</meta:creation-date>
    <meta:generator>OpenOffice/4.1.7$Win32 OpenOffice.org_project/417m1$Build-9800</meta:generator>
    <dc:date>2021-01-16T14:09:31.95</dc:date>
    <meta:editing-duration>PT23H45M51S</meta:editing-duration>
    <meta:editing-cycles>83</meta:editing-cycles>
    <dc:creator>Michel NORODINE</dc:creator>
    <meta:document-statistic meta:table-count="0" meta:image-count="0" meta:object-count="0" meta:page-count="1" meta:paragraph-count="24" meta:word-count="181" meta:character-count="1234"/>
  </office:meta>
</office:document-meta>
</file>